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criação de um dispositivo de reconhecimento de voz utilizando tecnologia de linguagem natural, constituirá em um grande passo no ramo de acessibilidade e automação, gerando inovação em tecnologias que por si só são recentes no mercado. A priorização de seu uso pelos portadores de necessidades especiais (PNEs), que ainda tem carência de ferramentas adaptadas às suas limitações, demonstra a preocupação da SEA Tecnologia em servir como ferramenta de ajuda e progresso à sociedade brasileira, fazendo com que ambas evoluam a passos largos para um contexto de ambiente mais acessível, justo e autossustentável.</text:p>
      <text:p text:style-name="Standard"/>
      <text:p text:style-name="Standard">A SEA Tecnologia espera com o lançamento deste produto elevar seu faturamento para uma taxa de 60% ao ano, nos primeiros três anos e espera fomentar a indústria local de produção de hardware e software baseados em sistemas embarcados de reconhecimento de voz e acessibilidade para que ajudemos a criar na região Centro-Oeste um novo polo de desenvolvimento tecnológico mais forte e consistente com a realidade de desenvolvimento brasileira preparado para atender tanto o mercado interno quanto o externo.</text:p>
      <text:p text:style-name="Standard"/>
      <text:p text:style-name="Standard">Além disso pretendemos aumentar a oferta de empregos diretos e indiretos, primeiramente possibilitando que jovens universitários possam ter acesso ao seu primeiro emprego, oferecendo bolsas de estágio para dar oportunidade de trabalho real à massa universitária disponível no mercado local. Esperamos também evoluir o produto para a criação de empregos com carteira assinada nas áreas de infraestrutura , atendimento ao cliente, desenvolvimento de sistemas e serviços sobre a plataforma criada pelo produto reconhecedor de voz. Existe também o fomento <text:s/>à criação de empregos indiretos nas empresas contratadas para o desenvolvimento do dispositivo físico do projeto, área a qual necessita de investimentos e de mercado para se desenvolver no Centro-Oeste, além de outras áreas de serviços.</text:p>
      <text:p text:style-name="Standard"/>
      <text:p text:style-name="Standard">Contudo, sempre temos em mente que o <text:s/>mais é importante é gerar um produto que adicione valor ao cliente, facilitando sua vida diária e possibilitando que ele execute tarefas que antes não eram possíveis de serem feitas sozinho. Dessa forma esperamos com esse produto, gerar uma plataforma de serviços que evoluam com o tempo e com as necessidades do cliente, sempre observando a qualidade para bem atendê-lo. Desejamos também expandir o nicho de aplicação do nosso produto, e com esse objetivo pretendemos estabelecer parcerias com setores do mercado que possam ter interesse no nosso desenvolvimento, como o setor de automação residencial, principalmente voltada para os PNEs, montadoras de veículos, governo, empresas de transporte urbano, ramo de entretenimento, entre outros.</text:p>
      <text:p text:style-name="Standard"/>
      <text:p text:style-name="Standard">Com o fomento do mercado, esperamos que nossos concorrentes locais se fortaleçam e que <text:s/>gerem grande conhecimento e desenvolvimento sobre as tecnologias envolvidas no projeto, possivelmente associando-se a universidades e outras empresas criando ambiente favorável a desenvolvimento de novas tecnologias de base com grande aplicação social.</text:p>
      <text:p text:style-name="Standard"/>
      <text:p text:style-name="Standard">Logo, após o lançamento do produto esperamos:</text:p>
      <text:list xml:id="list1060258890" text:style-name="L2">
        <text:list-item>
          <text:p text:style-name="P2">Elevar a posição da SEA Tecnologia como provedora de soluções embarcadas no mercado nacional e internacional sendo capaz de atender PNEs e outros mercados localmente e no exterior;</text:p>
        </text:list-item>
      </text:list>
      <text:list xml:id="list1439689676" text:style-name="L1">
        <text:list-item>
          <text:p text:style-name="P1">Aumentar o crescimento da SEA Tecnologia para 60% ao ano;</text:p>
        </text:list-item>
        <text:list-item>
          <text:p text:style-name="P1">Gerar vários empregos diretos e indiretos;</text:p>
        </text:list-item>
        <text:list-item>
          <text:p text:style-name="P1">Melhorar a qualidade de vida dos nossos clientes;</text:p>
        </text:list-item>
        <text:list-item>
          <text:p text:style-name="P1">Aumentar a segurança no dia a dia dos nossos clientes;</text:p>
        </text:list-item>
        <text:list-item>
          <text:p text:style-name="P1">Permitir autonomia dos nossos clientes.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uardo Marques</meta:initial-creator>
    <meta:creation-date>2010-10-12T18:04:26</meta:creation-date>
    <dc:date>2010-10-12T19:19:27</dc:date>
    <dc:creator>Eduardo Marques</dc:creator>
    <meta:editing-duration>PT00H59M20S</meta:editing-duration>
    <meta:editing-cycles>5</meta:editing-cycles>
    <meta:generator>OpenOffice.org/3.2$Linux OpenOffice.org_project/320m12$Build-9483</meta:generator>
    <meta:document-statistic meta:table-count="0" meta:image-count="0" meta:object-count="0" meta:page-count="1" meta:paragraph-count="12" meta:word-count="532" meta:character-count="3496"/>
  </office:meta>
</office:document-meta>
</file>